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098A46B7CE86CCE6F0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8.372cm"/>
    </style:style>
    <style:style style:name="pr2" style:family="presentation" style:parent-style-name="Padrão-outline1">
      <style:graphic-properties fo:min-height="10.95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fo:min-height="1.572cm"/>
    </style:style>
    <style:style style:name="pr5" style:family="presentation" style:parent-style-name="Padrão-subtitle">
      <style:graphic-properties draw:fill-color="#ffffff" fo:min-height="7.29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666cm" fo:margin-bottom="0cm" fo:text-align="start" fo:text-indent="0cm"/>
    </style:style>
    <style:style style:name="P3" style:family="paragraph">
      <loext:graphic-properties draw:fill-color="#ffffff"/>
      <style:text-properties fo:font-style="italic" style:font-style-asian="italic" style:font-style-complex="italic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draw:frame presentation:style-name="pr1" draw:layer="layout" svg:width="24.8cm" svg:height="8.372cm" svg:x="1.4cm" svg:y="0.628cm" presentation:class="title" presentation:user-transformed="true">
          <draw:text-box>
            <text:p>Git em resumo pra quem não leu o book https://git-scm.com/book/pt-br/v2</text:p>
          </draw:text-box>
        </draw:frame>
        <draw:frame presentation:style-name="pr2" draw:layer="layout" svg:width="13.799cm" svg:height="5.4cm" svg:x="12.8cm" svg:y="9.6cm" presentation:class="outline" presentation:user-transformed="true">
          <draw:text-box>
            <text:list text:style-name="L2">
              <text:list-item>
                <text:p>Luiz Henrique Rauber Rodrigues</text:p>
                <text:list>
                  <text:list-item>
                    <text:p>Professor - Pesquisador</text:p>
                  </text:list-item>
                  <text:list-item>
                    <text:p>http://lattes.cnpq.br/5121001048317706</text:p>
                  </text:list-item>
                  <text:list-item>
                    <text:p>http://linkedin.com/in/luizrauber</text:p>
                  </text:list-item>
                  <text:list-item>
                    <text:p>http://facebook.com/luizrau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draw:frame presentation:style-name="pr4" draw:layer="layout" svg:width="25.199cm" svg:height="1.572cm" svg:x="1.4cm" svg:y="0.628cm" presentation:class="title">
          <draw:text-box>
            <text:p>Eu?</text:p>
          </draw:text-box>
        </draw:frame>
        <draw:frame presentation:style-name="pr2" draw:layer="layout" svg:width="25.199cm" svg:height="11.2cm" svg:x="1.4cm" svg:y="3cm" presentation:class="outline">
          <draw:text-box>
            <text:list text:style-name="L2">
              <text:list-item>
                <text:p text:style-name="P2"><text:span text:style-name="T1">~15 anos de informática</text:span></text:p>
              </text:list-item>
              <text:list-item>
                <text:p text:style-name="P2"><text:span text:style-name="T1">~10 anos de Tchelinux</text:span></text:p>
              </text:list-item>
              <text:list-item>
                <text:p text:style-name="P2"><text:span text:style-name="T1">~5 anos de docência</text:span></text:p>
              </text:list-item>
              <text:list-item>
                <text:p text:style-name="P2"><text:span text:style-name="T1">~40 palestras</text:span></text:p>
                <text:p text:style-name="P2"><text:span text:style-name="T1"/></text:p>
              </text:list-item>
              <text:list-item>
                <text:p text:style-name="P2"><text:span text:style-name="T1">2011 gugp, 2013 hackerspace, 2019 banco tecnologia</text:span></text:p>
                <text:p text:style-name="P2"><text:span text:style-name="T1"/></text:p>
              </text:list-item>
              <text:list-item>
                <text:p><text:span text:style-name="T1">Técnico, bacharel, especialista, mestre, doutorand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32">
        <draw:frame presentation:style-name="pr5" draw:text-style-name="P3" draw:layer="layout" svg:width="25.199cm" svg:height="7.29cm" svg:x="1.4cm" svg:y="4.31cm" presentation:class="subtitle" presentation:user-transformed="true">
          <draw:text-box>
            <text:p><text:span text:style-name="T2">“</text:span><text:span text:style-name="T2">git pull</text:span></text:p>
            <text:p><text:span text:style-name="T3">git add .</text:span></text:p>
            <text:p><text:span text:style-name="T3">git commit -m</text:span></text:p>
            <text:p><text:span text:style-name="T3">git push”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draw:frame presentation:style-name="pr4" draw:layer="layout" svg:width="25.199cm" svg:height="1.572cm" svg:x="1.4cm" svg:y="0.628cm" presentation:class="title" presentation:user-transformed="true">
          <draw:text-box>
            <text:p><text:span text:style-name="T4">Git - </text:span>VCS (Version Control System);</text:p>
          </draw:text-box>
        </draw:frame>
        <draw:frame presentation:style-name="pr2" draw:layer="layout" svg:width="25.199cm" svg:height="11.2cm" svg:x="1.4cm" svg:y="3cm" presentation:class="outline" presentation:user-transformed="true">
          <draw:text-box>
            <text:list text:style-name="L2">
              <text:list-item>
                <text:p>Armazena e controla linha-a-linha em um servidor/repositório o que é feito pela equipe;</text:p>
              </text:list-item>
              <text:list-item>
                <text:p>Organiza e mantém um registro de alterações;</text:p>
              </text:list-item>
              <text:list-item>
                <text:p>Facilita retornar a versões antigas;</text:p>
              </text:list-item>
              <text:list-item>
                <text:p>Gratuito e open source;</text:p>
              </text:list-item>
              <text:list-item>
                <text:p>Instalação git-scm.com (maioria distribuições já vem);</text:p>
                <text:list>
                  <text:list-item>
                    <text:list>
                      <text:list-item>
                        <text:p>Windows instale o gitbash (terminal linux no Windows);</text:p>
                      </text:list-item>
                    </text:list>
                  </text:list-item>
                </text:list>
              </text:list-item>
              <text:list-item>
                <text:p>bash usuário ($): ls (lista); cd pasta (entra); cd.. (volta);…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draw:frame presentation:style-name="pr4" draw:layer="layout" svg:width="25.199cm" svg:height="1.572cm" svg:x="1.4cm" svg:y="0.628cm" presentation:class="title">
          <draw:text-box>
            <text:p>Configurações locais</text:p>
          </draw:text-box>
        </draw:frame>
        <draw:frame presentation:style-name="pr2" draw:layer="layout" svg:width="25.199cm" svg:height="11.2cm" svg:x="1.4cm" svg:y="3cm" presentation:class="outline">
          <draw:text-box>
            <text:list text:style-name="L2">
              <text:list-item>
                <text:p>$git init //inicializa o repositório na pasta</text:p>
              </text:list-item>
              <text:list-item>
                <text:p>$git config --local user.name "Fulaninho"</text:p>
                <text:list>
                  <text:list-item>
                    <text:p><text:span text:style-name="T5">$git config //sem -- pra ver, ou </text:span>local e global</text:p>
                  </text:list-item>
                </text:list>
              </text:list-item>
              <text:list-item>
                <text:p>$git add arquivo ou . //monitora 1 ou todos</text:p>
              </text:list-item>
              <text:list-item>
                <text:p text:style-name="P4">Coisas que não quer salvar na local ou global</text:p>
                <text:list>
                  <text:list-item>
                    <text:p>$git add .gitignore</text:p>
                  </text:list-item>
                  <text:list-item>
                    <text:p>Adicionar pastas ou arquivos a serem ignorados</text:p>
                  </text:list-item>
                  <text:list-item>
                    <text:p>Dentro .gitignore por linha-a-linha o que ignora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draw:frame presentation:style-name="pr4" draw:layer="layout" svg:width="25.199cm" svg:height="1.572cm" svg:x="1.4cm" svg:y="0.628cm" presentation:class="title">
          <draw:text-box>
            <text:p>Configurações globais</text:p>
          </draw:text-box>
        </draw:frame>
        <draw:frame presentation:style-name="pr2" draw:layer="layout" svg:width="25.199cm" svg:height="11.2cm" svg:x="1.4cm" svg:y="3cm" presentation:class="outline">
          <draw:text-box>
            <text:list text:style-name="L2">
              <text:list-item>
                <text:p>$git init --bare //repositório q controla alterações</text:p>
                <text:list>
                  <text:list-item>
                    <text:p>não tem a working tree então só tem cópia arquivos</text:p>
                  </text:list-item>
                  <text:list-item>
                    <text:p>bloqueia git add e git commit, usa-se git push/pull</text:p>
                  </text:list-item>
                  <text:list-item>
                    <text:p>gera e copie o endereço/url pra adicionar no remote</text:p>
                  </text:list-item>
                </text:list>
              </text:list-item>
              <text:list-item>
                <text:p text:style-name="P4">$git remote add nome_repositorio cole_o_copiado</text:p>
                <text:list>
                  <text:list-item>
                    <text:p>$git remote mostra_nome_repositório</text:p>
                  </text:list-item>
                  <text:list-item>
                    <text:p>$git remote -v mostra_url //fetch busca, push envia</text:p>
                  </text:list-item>
                  <text:list-item>
                    <text:p>$git remote rename origin nome_que_quiser</text:p>
                  </text:list-item>
                </text:list>
              </text:list-item>
              <text:list-item>
                <text:p>$git clone url repositorio //copia da url pra loc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draw:frame presentation:style-name="pr4" draw:layer="layout" svg:width="25.199cm" svg:height="1.572cm" svg:x="1.4cm" svg:y="0.628cm" presentation:class="title">
          <draw:text-box>
            <text:p>Uso cotidiano</text:p>
          </draw:text-box>
        </draw:frame>
        <draw:frame presentation:style-name="pr2" draw:layer="layout" svg:width="25.199cm" svg:height="11.2cm" svg:x="1.4cm" svg:y="3cm" presentation:class="outline" presentation:user-transformed="true">
          <draw:text-box>
            <text:list text:style-name="L2">
              <text:list-item>
                <text:p>git comando --help</text:p>
              </text:list-item>
              <text:list-item>
                <text:p>git status //informações sobre o repositório</text:p>
              </text:list-item>
              <text:list-item>
                <text:p>git commit -m “descrição/porque em 1 frase”</text:p>
              </text:list-item>
              <text:list-item>
                <text:p>git push repositório master //enviar pro repositório</text:p>
              </text:list-item>
              <text:list-item>
                <text:p text:style-name="P4">git checkout –b nome_branch //cria e troca</text:p>
                <text:list>
                  <text:list-item>
                    <text:p>$git branch nome_branch //cria branch</text:p>
                  </text:list-item>
                  <text:list-item>
                    <text:p>$git checkout nome_branch //troca de branch</text:p>
                  </text:list-item>
                </text:list>
              </text:list-item>
              <text:list-item>
                <text:p>git pull repositorio master //traz do servid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draw:frame presentation:style-name="pr4" draw:layer="layout" svg:width="25.199cm" svg:height="1.572cm" svg:x="1.4cm" svg:y="0.628cm" presentation:class="title" presentation:user-transformed="true">
          <draw:text-box>
            <text:p>Merge X Rebase</text:p>
          </draw:text-box>
        </draw:frame>
        <draw:frame presentation:style-name="pr2" draw:layer="layout" svg:width="25.199cm" svg:height="11.2cm" svg:x="1.4cm" svg:y="3cm" presentation:class="outline" presentation:user-transformed="true">
          <draw:text-box>
            <text:list text:style-name="L2">
              <text:list-item>
                <text:p>git merge nome_branch //mescla/junta a branch em se está (HEAD) com a identificada no comando, mantendo o histórico do projeto</text:p>
              </text:list-item>
              <text:list-item>
                <text:p>git rebase nome_branch //atualiza a branch em que se está (HEAD) com conteúdo/commits da identificada no comando e depois mescla as branches, recriando o histórico do proje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draw:frame presentation:style-name="pr4" draw:layer="layout" svg:width="25.199cm" svg:height="1.572cm" svg:x="1.4cm" svg:y="0.628cm" presentation:class="title">
          <draw:text-box>
            <text:p>Salvar parcialmente</text:p>
          </draw:text-box>
        </draw:frame>
        <draw:frame presentation:style-name="pr2" draw:layer="layout" svg:width="25.199cm" svg:height="11.2cm" svg:x="1.4cm" svg:y="3cm" presentation:class="outline">
          <draw:text-box>
            <text:list text:style-name="L2">
              <text:list-item>
                <text:p>$git stash //salva o estado atual na máquina mas volta ao último commit válido</text:p>
              </text:list-item>
              <text:list-item>
                <text:p>$git stash apply número //traz o número pra trabalho mas mantém a lista escondida (stash)</text:p>
              </text:list-item>
              <text:list-item>
                <text:p>$git stash drop número //apaga o número</text:p>
              </text:list-item>
              <text:list-item>
                <text:p>$git stash list //mostra os trabalhos incompletos</text:p>
              </text:list-item>
              <text:list-item>
                <text:p>$git stash pop //traz o último pra trabalha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draw:frame presentation:style-name="pr4" draw:layer="layout" svg:width="25.199cm" svg:height="1.572cm" svg:x="1.4cm" svg:y="0.628cm" presentation:class="title">
          <draw:text-box>
            <text:p>Diferenças</text:p>
          </draw:text-box>
        </draw:frame>
        <draw:frame presentation:style-name="pr2" draw:layer="layout" svg:width="25.199cm" svg:height="11.2cm" svg:x="1.4cm" svg:y="3cm" presentation:class="outline">
          <draw:text-box>
            <text:list text:style-name="L2">
              <text:list-item>
                <text:p>git diff //mostra as diferenças entre o estado atual e não marcado em relação último commit</text:p>
                <text:list>
                  <text:list-item>
                    <text:p>+ linha adicionada</text:p>
                  </text:list-item>
                  <text:list-item>
                    <text:p>- linha removida</text:p>
                  </text:list-item>
                </text:list>
              </text:list-item>
              <text:list-item>
                <text:p>git diff hash_1...hash_N //mostra as diferenças entre os commits do interval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draw:frame presentation:style-name="pr4" draw:layer="layout" svg:width="25.199cm" svg:height="1.572cm" svg:x="1.4cm" svg:y="0.628cm" presentation:class="title" presentation:user-transformed="true">
          <draw:text-box>
            <text:p>Tags (releases)</text:p>
          </draw:text-box>
        </draw:frame>
        <draw:frame presentation:style-name="pr2" draw:layer="layout" svg:width="25.199cm" svg:height="11.2cm" svg:x="1.4cm" svg:y="3cm" presentation:class="outline">
          <draw:text-box>
            <text:list text:style-name="L2">
              <text:list-item>
                <text:p>git tag //mostra as tags/marcações feitas</text:p>
              </text:list-item>
              <text:list-item>
                <text:p>git tag -a versão -m “mensagem desta tag de release ou algo significativo” //a=annotate</text:p>
              </text:list-item>
              <text:list-item>
                <text:p>git tag -d versão //pra deletar a tag</text:p>
              </text:list-item>
              <text:list-item>
                <text:p>git push master local</text:p>
              </text:list-item>
              <text:list-item>
                <text:p>git push master versão //enviar a tag també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draw:frame presentation:style-name="pr4" draw:layer="layout" svg:width="25.199cm" svg:height="1.572cm" svg:x="1.4cm" svg:y="0.628cm" presentation:class="title" presentation:user-transformed="true">
          <draw:text-box>
            <text:p>Tipo um CRTL+Z</text:p>
          </draw:text-box>
        </draw:frame>
        <draw:frame presentation:style-name="pr2" draw:layer="layout" svg:width="25.199cm" svg:height="11.2cm" svg:x="1.4cm" svg:y="3cm" presentation:class="outline" presentation:user-transformed="true">
          <draw:text-box>
            <text:list text:style-name="L2">
              <text:list-item>
                <text:p>git checkout -- nome_arquivo //volta ao estado do último commit enviado se não teve arquivo(s) marcado(s) com git add pro próximo commit</text:p>
              </text:list-item>
              <text:list-item>
                <text:p>git reset HEAD nome_arquivo //se marcado volta pra branch de trabalho desmarcando alterações e então se <text:s/>refaz o git checkout -- nome_arquivo</text:p>
              </text:list-item>
              <text:list-item>
                <text:p>git revert hash_commit //desfaz o commit identificado revertendo o branch pro anterior ao identificado</text:p>
              </text:list-item>
              <text:list-item>
                <text:p>git checkout hash_commit //volta pro commit identificado, e só pra ele, pra novos commits precisa novas branch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draw:frame presentation:style-name="pr4" draw:layer="layout" svg:width="25.199cm" svg:height="1.572cm" svg:x="1.4cm" svg:y="0.628cm" presentation:class="title" presentation:user-transformed="true">
          <draw:text-box>
            <text:p>Registros</text:p>
          </draw:text-box>
        </draw:frame>
        <draw:frame presentation:style-name="pr2" draw:layer="layout" svg:width="25.199cm" svg:height="11.2cm" svg:x="1.4cm" svg:y="3cm" presentation:class="outline" presentation:user-transformed="true">
          <draw:text-box>
            <text:list text:style-name="L2">
              <text:list-item>
                <text:p>$git log //hash, quem, data, descrição</text:p>
                <text:list>
                  <text:list-item>
                    <text:p>git log --oneline //hash_reduzido local descrição</text:p>
                  </text:list-item>
                  <text:list-item>
                    <text:p>git log -v //mostra o que foi alterado</text:p>
                  </text:list-item>
                  <text:list-item>
                    <text:p>git log --graph //mostra linhas de branchs</text:p>
                  </text:list-item>
                  <text:list-item>
                    <text:p>https://devhints.io/git-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draw:frame presentation:style-name="pr4" draw:layer="layout" svg:width="25.199cm" svg:height="1.572cm" svg:x="1.4cm" svg:y="0.628cm" presentation:class="title" presentation:user-transformed="true">
          <draw:text-box>
            <text:p>Boas práticas</text:p>
          </draw:text-box>
        </draw:frame>
        <draw:frame presentation:style-name="pr2" draw:layer="layout" svg:width="25.199cm" svg:height="11.2cm" svg:x="1.4cm" svg:y="3cm" presentation:class="outline" presentation:user-transformed="true">
          <draw:text-box>
            <text:list text:style-name="L2">
              <text:list-item>
                <text:p>Ver como fazem na equipe //ou criar regras</text:p>
              </text:list-item>
              <text:list-item>
                <text:p>Nunca commitar coisa não terminada/não funcionando //só se tiver pegando fogo o prédio</text:p>
              </text:list-item>
              <text:list-item>
                <text:p>Commit a cada alteração válida não só quando terminou a sprint //exemplo bug fix</text:p>
              </text:list-item>
              <text:list-item>
                <text:p>“Golden Rule of Rebasing” - sem rebase em branches públicos //destrói os históricos de commits e causa divergências entre os branch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draw:frame presentation:style-name="pr4" draw:layer="layout" svg:width="25.199cm" svg:height="1.572cm" svg:x="1.4cm" svg:y="0.628cm" presentation:class="title" presentation:user-transformed="true">
          <draw:text-box>
            <text:p>Boas práticas</text:p>
          </draw:text-box>
        </draw:frame>
        <draw:frame presentation:style-name="pr2" draw:layer="layout" svg:width="25.199cm" svg:height="11.2cm" svg:x="1.4cm" svg:y="3cm" presentation:class="outline" presentation:user-transformed="true">
          <draw:text-box>
            <text:list text:style-name="L2">
              <text:list-item>
                <text:p>Evitando “Golden Rule of Rebasing”</text:p>
                <text:list>
                  <text:list-item>
                    <text:p>Se teve alterações, traz da master pro branch</text:p>
                    <text:p>(git rebase master) //manter linear o histórico</text:p>
                  </text:list-item>
                  <text:list-item>
                    <text:p>Re-testa o código feito sobre o código importado se não quebrou ou gerou conflitos, tendo um geral ok</text:p>
                  </text:list-item>
                  <text:list-item>
                    <text:p>Leva o branch pra master (fast-foward)</text:p>
                    <text:p>git checkout master &amp;&amp; git merge nome_bran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draw:frame presentation:style-name="pr4" draw:layer="layout" svg:width="25.199cm" svg:height="1.572cm" svg:x="1.4cm" svg:y="0.628cm" presentation:class="title" presentation:user-transformed="true">
          <draw:text-box>
            <text:p>Glossário</text:p>
          </draw:text-box>
        </draw:frame>
        <draw:frame presentation:style-name="pr2" draw:layer="layout" svg:width="25.199cm" svg:height="11.2cm" svg:x="1.4cm" svg:y="3cm" presentation:class="outline" presentation:user-transformed="true">
          <draw:text-box>
            <text:list text:style-name="L2">
              <text:list-item>
                <text:p>branch = ramo/pasta onde tá o arquivo</text:p>
              </text:list-item>
              <text:list-item>
                <text:p>commit = comprometer/enviar o arquivo</text:p>
              </text:list-item>
              <text:list-item>
                <text:p>HEAD = cabeça/local onde se está salvando</text:p>
              </text:list-item>
              <text:list-item>
                <text:p>Working tree: Local de armazenamento</text:p>
              </text:list-item>
              <text:list-item>
                <text:p>index: Local onde o Git armazena o que será commitado, ou seja, o local entre a working tree e o repositório Git em si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>
        <draw:frame presentation:style-name="pr4" draw:layer="layout" svg:width="25.199cm" svg:height="1.572cm" svg:x="1.4cm" svg:y="0.628cm" presentation:class="title" presentation:user-transformed="true">
          <draw:text-box>
            <text:p>CRTL+D</text:p>
          </draw:text-box>
        </draw:frame>
        <draw:frame presentation:style-name="pr2" draw:layer="layout" svg:width="25.199cm" svg:height="11.2cm" svg:x="1.4cm" svg:y="3cm" presentation:class="outline" presentation:user-transformed="true">
          <draw:text-box>
            <text:list text:style-name="L2">
              <text:list-item>
                <text:p><text:a xlink:href="https://git-scm.com/book/pt-br/v2" xlink:type="simple">https://git-scm.com/book/pt-br/v2</text:a><text:s/>//manual</text:p>
              </text:list-item>
              <text:list-item>
                <text:p><text:a xlink:href="https://devhints.io/git-log" xlink:type="simple">https://devhints.io/git-log</text:a><text:s/>//dicas para o log</text:p>
              </text:list-item>
              <text:list-item>
                <text:p><text:a xlink:href="https://devhints.io/git-branch" xlink:type="simple">https://devhints.io/git-branch</text:a><text:s/>//dicas branch</text:p>
              </text:list-item>
              <text:list-item>
                <text:p><text:a xlink:href="https://git-school.github.io/visualizing-git/" xlink:type="simple">https://git-school.github.io/visualizing-git/</text:a><text:s/>//cria grafos pra ver como funciona o g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Mpr1" style:family="presentation" style:parent-style-name="Padrão-title">
      <style:graphic-properties draw:auto-grow-height="false" fo:min-height="2.63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  <style:text-properties fo:font-style="italic" style:font-style-asian="italic" style:font-style-complex="italic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3pt" fo:font-style="italic" style:font-size-asian="13pt" style:font-style-asian="italic" style:font-size-complex="13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Mpr1" draw:layer="backgroundobjects" svg:width="25.199cm" svg:height="1.572cm" svg:x="1.4cm" svg:y="0.628cm" presentation:class="title">
        <draw:text-box>
          <text:p>Clique para editar o formato do texto do título</text:p>
        </draw:text-box>
      </draw:frame>
      <draw:frame presentation:style-name="Padrão-outline1" draw:layer="backgroundobjects" svg:width="25.199cm" svg:height="11.2cm" svg:x="1.4cm" svg:y="3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1.376cm" svg:y="15.148cm" presentation:class="page-number">
        <draw:text-box>
          <text:p text:style-name="MP3"><text:span text:style-name="MT1"><text:page-number>&lt;número&gt;</text:page-number></text:span><text:span text:style-name="MT1"><text:s/>/ </text:span><text:span text:style-name="MT1"><text:page-count>17</text:page-count></text:span></text:p>
        </draw:text-box>
      </draw:frame>
      <draw:frame draw:style-name="Mgr3" draw:text-style-name="MP7" draw:layer="backgroundobjects" svg:width="1.2cm" svg:height="0.608cm" svg:x="26.6cm" svg:y="0.2cm">
        <draw:image xlink:href="Pictures/100002010000012C00000098A46B7CE86CCE6F09.png" xlink:type="simple" xlink:show="embed" xlink:actuate="onLoad">
          <text:p/>
        </draw:image>
      </draw:frame>
      <draw:frame draw:style-name="Mgr4" draw:text-style-name="MP8" draw:layer="backgroundobjects" svg:width="4.6cm" svg:height="0.763cm" svg:x="23.5cm" svg:y="0.098cm">
        <draw:text-box>
          <text:p><text:span text:style-name="MT2">ProfLuiz.com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5T15:52:13.678181354</meta:creation-date>
    <meta:editing-duration>PT3H29M57S</meta:editing-duration>
    <meta:editing-cycles>11</meta:editing-cycles>
    <meta:generator>LibreOffice/6.0.7.3$Linux_X86_64 LibreOffice_project/00m0$Build-3</meta:generator>
    <dc:date>2020-04-13T17:18:12.373109675</dc:date>
    <meta:document-statistic meta:object-count="90"/>
    <meta:template xlink:type="simple" xlink:actuate="onRequest" xlink:title="Modelo de Palestra" xlink:href="../../../../../../../home/senac/.config/libreoffice/4/user/template/Modelo%20de%20Palestra.otp" meta:date="2020-04-05T15:52:13.157626853"/>
  </office:meta>
</office:document-meta>
</file>